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" svg:font-family="'Nimbus Roman No9'" style:font-family-generic="roman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Hanging_20_indent">
      <style:paragraph-properties fo:background-color="#33a3a3">
        <style:background-image/>
      </style:paragraph-properties>
      <style:text-properties fo:color="#ffffff"/>
    </style:style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6"/>
    <style:style style:name="P12" style:family="paragraph" style:parent-style-name="Standard" style:list-style-name="L6">
      <style:text-properties style:text-underline-style="none"/>
    </style:style>
    <style:style style:name="P13" style:family="paragraph" style:parent-style-name="Standard" style:list-style-name="L6">
      <style:text-properties style:text-underline-style="none"/>
    </style:style>
    <style:style style:name="P14" style:family="paragraph" style:parent-style-name="Standard" style:list-style-name="L6">
      <style:text-properties style:text-underline-style="none"/>
    </style:style>
    <style:style style:name="P15" style:family="paragraph" style:parent-style-name="Text_20_body" style:list-style-name="L2"/>
    <style:style style:name="P16" style:family="paragraph" style:parent-style-name="Text_20_body" style:list-style-name="L2"/>
    <style:style style:name="P17" style:family="paragraph" style:parent-style-name="Text_20_body" style:list-style-name="L2"/>
    <style:style style:name="P18" style:family="paragraph" style:parent-style-name="Text_20_body" style:list-style-name="L2"/>
    <style:style style:name="P19" style:family="paragraph" style:parent-style-name="Text_20_body" style:list-style-name="L2">
      <style:text-properties style:text-underline-style="none"/>
    </style:style>
    <style:style style:name="P20" style:family="paragraph" style:parent-style-name="Text_20_body" style:list-style-name="L2">
      <style:text-properties style:text-underline-style="none"/>
    </style:style>
    <style:style style:name="P21" style:family="paragraph" style:parent-style-name="Text_20_body" style:list-style-name="L2">
      <style:text-properties style:text-underline-style="none"/>
    </style:style>
    <style:style style:name="P22" style:family="paragraph" style:parent-style-name="Text_20_body" style:list-style-name="L2">
      <style:text-properties style:text-underline-style="none"/>
    </style:style>
    <style:style style:name="P23" style:family="paragraph" style:parent-style-name="Text_20_body" style:list-style-name="L2">
      <style:text-properties style:text-underline-style="none"/>
    </style:style>
    <style:style style:name="P24" style:family="paragraph" style:parent-style-name="Text_20_body" style:list-style-name="L3">
      <style:text-properties style:text-underline-style="none"/>
    </style:style>
    <style:style style:name="P25" style:family="paragraph" style:parent-style-name="Text_20_body" style:list-style-name="L3">
      <style:text-properties style:text-underline-style="none"/>
    </style:style>
    <style:style style:name="P26" style:family="paragraph" style:parent-style-name="Text_20_body" style:list-style-name="L4">
      <style:text-properties style:text-underline-style="none"/>
    </style:style>
    <style:style style:name="P27" style:family="paragraph" style:parent-style-name="Text_20_body" style:list-style-name="L5">
      <style:text-properties style:text-underline-style="none"/>
    </style:style>
    <style:style style:name="P28" style:family="paragraph" style:parent-style-name="Text_20_body" style:list-style-name="L5">
      <style:text-properties style:text-underline-style="none"/>
    </style:style>
    <style:style style:name="P29" style:family="paragraph" style:parent-style-name="Text_20_body" style:list-style-name="L5">
      <style:text-properties style:text-underline-style="none"/>
    </style:style>
    <style:style style:name="P30" style:family="paragraph" style:parent-style-name="Text_20_body" style:list-style-name="L5">
      <style:text-properties style:text-underline-style="none"/>
    </style:style>
    <style:style style:name="P31" style:family="paragraph" style:parent-style-name="Text_20_body" style:list-style-name="L5">
      <style:text-properties style:text-underline-style="solid" style:text-underline-width="auto" style:text-underline-color="font-color"/>
    </style:style>
    <style:style style:name="P32" style:family="paragraph" style:parent-style-name="Text_20_body">
      <style:text-properties fo:color="#ffffff" style:text-underline-style="solid" style:text-underline-width="auto" style:text-underline-color="font-color"/>
    </style:style>
    <style:style style:name="T1" style:family="text">
      <style:text-properties style:font-name="Nimbus Roman No9 L" fo:font-size="12pt" style:text-underline-style="none" style:font-size-asian="12pt" style:font-size-complex="12pt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style:font-name="Nimbus Roman No9 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eeting protocol</text:h>
      <text:p text:style-name="P2">15.05.2007</text:p>
      <text:p text:style-name="P3"/>
      <text:p text:style-name="P3"/>
      <text:p text:style-name="P5">Participants</text:p>
      <text:list text:style-name="L1">
        <text:list-item>
          <text:p text:style-name="P6">Thomas Tischler</text:p>
        </text:list-item>
        <text:list-item>
          <text:p text:style-name="P6">Stefan Zeltner</text:p>
        </text:list-item>
        <text:list-item>
          <text:p text:style-name="P6">Philipp Gruber</text:p>
        </text:list-item>
        <text:list-item>
          <text:p text:style-name="P6">Reinhard Jeschull</text:p>
        </text:list-item>
        <text:list-item>
          <text:p text:style-name="P6">Thomas Kuhndörfer</text:p>
        </text:list-item>
      </text:list>
      <text:p text:style-name="Standard"/>
      <text:p text:style-name="Standard"/>
      <text:p text:style-name="P5">Steps done</text:p>
      <text:list text:style-name="L2">
        <text:list-item>
          <text:p text:style-name="P15"><text:span text:style-name="Source_20_Text"><text:span text:style-name="T1">Finished subdivision modificator</text:span></text:span></text:p>
        </text:list-item>
        <text:list-item>
          <text:p text:style-name="P15"><text:span text:style-name="Source_20_Text"><text:span text:style-name="T1">Added a special insert vertex plugin</text:span></text:span></text:p>
        </text:list-item>
        <text:list-item>
          <text:p text:style-name="P15"><text:span text:style-name="Source_20_Text"><text:span text:style-name="T1">Installation packages with BitRock Installer were created</text:span></text:span></text:p>
        </text:list-item>
        <text:list-item>
          <text:p text:style-name="P15"><text:span text:style-name="Source_20_Text"><text:span text:style-name="T1">Began with automatic software update</text:span></text:span></text:p>
        </text:list-item>
        <text:list-item>
          <text:p text:style-name="P19"><text:span text:style-name="Source_20_Text"><text:span text:style-name="T1">Template html files for the handbook</text:span></text:span></text:p>
        </text:list-item>
        <text:list-item>
          <text:p text:style-name="P19"><text:span text:style-name="Source_20_Text"><text:span text:style-name="T1">Included</text:span></text:span><text:span text:style-name="Source_20_Text"><text:span text:style-name="T1"> icons for most action buttons</text:span></text:span></text:p>
        </text:list-item>
        <text:list-item>
          <text:p text:style-name="P19"><text:span text:style-name="Source_20_Text"><text:span text:style-name="T1">Fixed the blocking of the </text:span></text:span><text:span text:style-name="Source_20_Text"><text:span text:style-name="T1">object browser by using better sign</text:span></text:span><text:span text:style-name="Source_20_Text"><text:span text:style-name="T1">als</text:span></text:span></text:p>
        </text:list-item>
        <text:list-item>
          <text:p text:style-name="P19"><text:span text:style-name="Source_20_Text"><text:span text:style-name="T1">No more needed m</text:span></text:span><text:span text:style-name="Source_20_Text"><text:span text:style-name="T1">enu bindings were removed</text:span></text:span></text:p>
        </text:list-item>
        <text:list-item>
          <text:p text:style-name="P19"><text:span text:style-name="Source_20_Text"><text:span text:style-name="T1">Added u</text:span></text:span><text:span text:style-name="Source_20_Text"><text:span text:style-name="T1">niform </text:span></text:span><text:span text:style-name="Source_20_Text"><text:span text:style-name="T1">scaling</text:span></text:span><text:span text:style-name="Source_20_Text"><text:span text:style-name="T4"> </text:span></text:span></text:p>
        </text:list-item>
      </text:list>
      <text:p text:style-name="Text_20_body"/>
      <text:p text:style-name="P5">Tasks until the next meeting</text:p>
      <text:list text:style-name="L3">
        <text:list-item>
          <text:p text:style-name="P24"><text:span text:style-name="T2">Write about the handbook topics everyone is responsible for: </text:span><text:span text:style-name="T3">all</text:span></text:p>
        </text:list-item>
        <text:list-item>
          <text:p text:style-name="P24"><text:span text:style-name="T2">Add outstanding source code documentation: </text:span><text:span text:style-name="T3">all</text:span></text:p>
        </text:list-item>
      </text:list>
      <text:list text:style-name="L4">
        <text:list-item>
          <text:p text:style-name="P26"><text:span text:style-name="T2">Changing the handbook template to CSS style: </text:span><text:span text:style-name="T3">pgruber</text:span></text:p>
        </text:list-item>
      </text:list>
      <text:list text:style-name="L5">
        <text:list-item>
          <text:p text:style-name="P27">Finishing program/system for software update: <text:span text:style-name="T3">szeltner</text:span></text:p>
        </text:list-item>
        <text:list-item>
          <text:p text:style-name="P27"><text:span text:style-name="T2">Restore the viewport to standard values: </text:span><text:span text:style-name="T3">rjeschull</text:span></text:p>
        </text:list-item>
        <text:list-item>
          <text:p text:style-name="P27"><text:span text:style-name="T2">Customizable usage keys for the editor with standard template: </text:span><text:span text:style-name="T3">ttischler</text:span></text:p>
        </text:list-item>
        <text:list-item>
          <text:p text:style-name="P27"><text:span text:style-name="T2">Freeform scaling of scene objects: </text:span><text:span text:style-name="T3">tkuhndo</text:span></text:p>
        </text:list-item>
        <text:list-item>
          <text:p text:style-name="P31"><text:span text:style-name="T2">Conitinue with working on the soft edges modificator: </text:span>pgruber</text:p>
        </text:list-item>
      </text:list>
      <text:p text:style-name="P32"/>
      <text:p text:style-name="P32"/>
      <text:p text:style-name="P5">Next milestone</text:p>
      <text:list text:style-name="L6">
        <text:list-item>
          <text:p text:style-name="P11">Final: 31.05.2007</text:p>
        </text:list-item>
      </text:list>
      <text:p text:style-name="Standard"/>
      <text:p text:style-name="P4"/>
      <text:p text:style-name="P4"/>
      <text:p text:style-name="P5">Notices</text:p>
      <text:list text:style-name="L6">
        <text:list-item text:start-value="1">
          <text:p text:style-name="P12">We also met on 07.05.2007, but just for treating a special problem that occurs when a screenshot is taken under Windows</text:p>
          <text:p text:style-name="P12"/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" svg:font-family="'Nimbus Roman No9'" style:font-family-generic="roman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Nimbus Mono L" style:font-name-asian="Nimbus Mono L" style:font-name-complex="Nimbus Mono L"/>
    </style:style>
    <style:style style:name="Example" style:family="text">
      <style:text-properties style:font-name="Nimbus Mono L" style:font-name-asian="Nimbus Mono L" style:font-name-complex="Nimbus Mono 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Thomas Kuhndörfer</meta:initial-creator>
    <meta:creation-date>2006-11-09T19:40:14</meta:creation-date>
    <dc:creator>Thomas</dc:creator>
    <dc:date>2007-05-17T09:44:32</dc:date>
    <dc:language>de-DE</dc:language>
    <meta:editing-cycles>140</meta:editing-cycles>
    <meta:editing-duration>PT8H38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1" meta:word-count="164" meta:character-count="1113"/>
  </office:meta>
</office:document-meta>
</file>